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1.5729166269302368in"/>
    </style:style>
    <style:style style:name="co2" style:family="table-column">
      <style:table-column-properties fo:break-before="auto" style:column-width="0.7291666666666666in"/>
    </style:style>
    <style:style style:name="co3" style:family="table-column">
      <style:table-column-properties fo:break-before="auto" style:column-width="5.635416666666667in"/>
    </style:style>
    <style:style style:name="co4" style:family="table-column">
      <style:table-column-properties fo:break-before="auto" style:column-width="1.7708333333333333in"/>
    </style:style>
    <style:style style:name="co5" style:family="table-column">
      <style:table-column-properties fo:break-before="auto" style:column-width="7.8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0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2" table:number-columns-repeated="8" table:default-cell-style-name="ce15"/>
        <table:table-column table:style-name="co1" table:default-cell-style-name="ce15" table:number-columns-repeated="235"/>
        <table:table-row table:style-name="ro2">
          <table:table-cell table:style-name="ce21" office:value-type="string">
            <text:p>fips2000</text:p>
          </table:table-cell>
          <table:table-cell table:style-name="ce21" office:value-type="string">
            <text:p>fips2010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10</text:p>
          </table:table-cell>
          <table:table-cell table:style-name="ce21" office:value-type="string">
            <text:p>acs_2014_2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  <table:table-cell table:style-name="ce21" office:value-type="string">
            <text:p>FMR_PCT_Change</text:p>
          </table:table-cell>
          <table:table-cell table:style-name="ce21" office:value-type="string">
            <text:p>FMR_Dollar_Change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string">
            <text:p>5107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7286">
            <text:p>17286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string">
            <text:p>5112199999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298">
            <text:p>129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94392">
            <text:p>94392</text:p>
          </table:table-cell>
          <table:table-cell table:style-name="ce22" office:value-type="float" office:value="716">
            <text:p>71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74301675978">
            <text:p>1.02374301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string">
            <text:p>5175099999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298">
            <text:p>129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6408">
            <text:p>16408</text:p>
          </table:table-cell>
          <table:table-cell table:style-name="ce22" office:value-type="float" office:value="716">
            <text:p>71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374301675978">
            <text:p>1.02374301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string">
            <text:p>5115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15">
            <text:p>1015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4872">
            <text:p>34872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string">
            <text:p>51003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98970">
            <text:p>98970</text:p>
          </table:table-cell>
          <table:table-cell table:style-name="ce22" office:value-type="float" office:value="1008">
            <text:p>10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619047619">
            <text:p>1.02976190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string">
            <text:p>51065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5691">
            <text:p>25691</text:p>
          </table:table-cell>
          <table:table-cell table:style-name="ce22" office:value-type="float" office:value="1008">
            <text:p>10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619047619">
            <text:p>1.02976190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string">
            <text:p>51079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8403">
            <text:p>18403</text:p>
          </table:table-cell>
          <table:table-cell table:style-name="ce22" office:value-type="float" office:value="1008">
            <text:p>10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619047619">
            <text:p>1.02976190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string">
            <text:p>51125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5020">
            <text:p>15020</text:p>
          </table:table-cell>
          <table:table-cell table:style-name="ce22" office:value-type="float" office:value="1008">
            <text:p>10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619047619">
            <text:p>1.02976190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string">
            <text:p>51540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3475">
            <text:p>43475</text:p>
          </table:table-cell>
          <table:table-cell table:style-name="ce22" office:value-type="float" office:value="1008">
            <text:p>10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7619047619">
            <text:p>1.02976190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string">
            <text:p>51143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3506">
            <text:p>63506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string">
            <text:p>51590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3055">
            <text:p>43055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string">
            <text:p>5116599999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1096">
            <text:p>1096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76314">
            <text:p>76314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6621621621622">
            <text:p>1.166216216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string">
            <text:p>5166099999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1096">
            <text:p>1096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8914">
            <text:p>48914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6621621621622">
            <text:p>1.166216216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string">
            <text:p>5116999999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645056726094">
            <text:p>1.066450567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string">
            <text:p>5119199999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4876">
            <text:p>54876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645056726094">
            <text:p>1.066450567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string">
            <text:p>5152099999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835">
            <text:p>17835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645056726094">
            <text:p>1.066450567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string">
            <text:p>51009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2353">
            <text:p>32353</text:p>
          </table:table-cell>
          <table:table-cell table:style-name="ce22" office:value-type="float" office:value="657">
            <text:p>6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3546423135464">
            <text:p>1.135464231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string">
            <text:p>51011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4973">
            <text:p>14973</text:p>
          </table:table-cell>
          <table:table-cell table:style-name="ce22" office:value-type="float" office:value="657">
            <text:p>6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3546423135464">
            <text:p>1.135464231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string">
            <text:p>51019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8676">
            <text:p>68676</text:p>
          </table:table-cell>
          <table:table-cell table:style-name="ce22" office:value-type="float" office:value="657">
            <text:p>6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3546423135464">
            <text:p>1.135464231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string">
            <text:p>51031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4842">
            <text:p>54842</text:p>
          </table:table-cell>
          <table:table-cell table:style-name="ce22" office:value-type="float" office:value="657">
            <text:p>6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3546423135464">
            <text:p>1.135464231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string">
            <text:p>51515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22">
            <text:p>6222</text:p>
          </table:table-cell>
          <table:table-cell table:style-name="ce22" office:value-type="float" office:value="657">
            <text:p>6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3546423135464">
            <text:p>1.135464231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string">
            <text:p>51680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75568">
            <text:p>75568</text:p>
          </table:table-cell>
          <table:table-cell table:style-name="ce22" office:value-type="float" office:value="657">
            <text:p>65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3546423135464">
            <text:p>1.135464231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string">
            <text:p>51007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2690">
            <text:p>12690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string">
            <text:p>51033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8545">
            <text:p>28545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string">
            <text:p>51036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7256">
            <text:p>7256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string">
            <text:p>51041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316236">
            <text:p>316236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string">
            <text:p>51049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10052">
            <text:p>10052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string">
            <text:p>51053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8001">
            <text:p>28001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string">
            <text:p>51075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21717">
            <text:p>21717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string">
            <text:p>51085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99863">
            <text:p>99863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string">
            <text:p>51087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306935">
            <text:p>306935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string">
            <text:p>51097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945">
            <text:p>6945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string">
            <text:p>51101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5935">
            <text:p>15935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string">
            <text:p>51127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8429">
            <text:p>18429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string">
            <text:p>51145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8046">
            <text:p>28046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string">
            <text:p>51149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5725">
            <text:p>35725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string">
            <text:p>51183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087">
            <text:p>12087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string">
            <text:p>51570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7411">
            <text:p>17411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string">
            <text:p>51670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591">
            <text:p>22591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string">
            <text:p>51730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2420">
            <text:p>32420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string">
            <text:p>51760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204214">
            <text:p>204214</text:p>
          </table:table-cell>
          <table:table-cell table:style-name="ce22" office:value-type="float" office:value="984">
            <text:p>98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0914634146341">
            <text:p>1.009146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string">
            <text:p>5110999999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33153">
            <text:p>33153</text:p>
          </table:table-cell>
          <table:table-cell table:style-name="ce22" office:value-type="float" office:value="717">
            <text:p>7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442119944212">
            <text:p>0.994421199</text:p>
          </table:table-cell>
          <table:table-cell table:style-name="ce22" office:value-type="float" office:value="-4">
            <text:p>-4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string">
            <text:p>51023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3148">
            <text:p>33148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666666666667">
            <text:p>1.01666666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string">
            <text:p>51045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190">
            <text:p>5190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666666666667">
            <text:p>1.01666666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string">
            <text:p>51161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92376">
            <text:p>92376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666666666667">
            <text:p>1.01666666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string">
            <text:p>51770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7032">
            <text:p>97032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666666666667">
            <text:p>1.01666666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string">
            <text:p>51775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802">
            <text:p>24802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666666666667">
            <text:p>1.01666666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string">
            <text:p>5106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56159">
            <text:p>56159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string">
            <text:p>51073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6858">
            <text:p>36858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string">
            <text:p>51093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35270">
            <text:p>35270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string">
            <text:p>51095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67009">
            <text:p>67009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string">
            <text:p>51115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8978">
            <text:p>8978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string">
            <text:p>51181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7058">
            <text:p>7058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string">
            <text:p>51199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65464">
            <text:p>65464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string">
            <text:p>5155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222209">
            <text:p>222209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string">
            <text:p>5165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37436">
            <text:p>137436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string">
            <text:p>5170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719">
            <text:p>180719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string">
            <text:p>5171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42803">
            <text:p>242803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string">
            <text:p>51735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2150">
            <text:p>12150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string">
            <text:p>5174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95535">
            <text:p>95535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string">
            <text:p>5180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84585">
            <text:p>84585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string">
            <text:p>5181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37994">
            <text:p>437994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string">
            <text:p>5183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4068">
            <text:p>14068</text:p>
          </table:table-cell>
          <table:table-cell table:style-name="ce22" office:value-type="float" office:value="1130">
            <text:p>113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79646017699115">
            <text:p>0.979646018</text:p>
          </table:table-cell>
          <table:table-cell table:style-name="ce22" office:value-type="float" office:value="-23">
            <text:p>-23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string">
            <text:p>51013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207627">
            <text:p>207627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string">
            <text:p>51043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4034">
            <text:p>14034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string">
            <text:p>51059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1081726">
            <text:p>1081726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string">
            <text:p>51061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65203">
            <text:p>65203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string">
            <text:p>51107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312311">
            <text:p>312311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string">
            <text:p>51153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02002">
            <text:p>402002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string">
            <text:p>51177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22397">
            <text:p>122397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string">
            <text:p>51179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28961">
            <text:p>128961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string">
            <text:p>51510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39966">
            <text:p>139966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string">
            <text:p>51600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2565">
            <text:p>22565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string">
            <text:p>51610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2332">
            <text:p>12332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string">
            <text:p>51630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24286">
            <text:p>24286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string">
            <text:p>51683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7821">
            <text:p>37821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string">
            <text:p>51685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4273">
            <text:p>14273</text:p>
          </table:table-cell>
          <table:table-cell table:style-name="ce22" office:value-type="float" office:value="1469">
            <text:p>146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2511912865895">
            <text:p>0.992511913</text:p>
          </table:table-cell>
          <table:table-cell table:style-name="ce22" office:value-type="float" office:value="-11">
            <text:p>-11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string">
            <text:p>5118799999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1292">
            <text:p>1292</text:p>
          </table:table-cell>
          <table:table-cell table:style-name="ce22" office:value-type="float" office:value="1296">
            <text:p>1296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7575">
            <text:p>37575</text:p>
          </table:table-cell>
          <table:table-cell table:style-name="ce22" office:value-type="float" office:value="914">
            <text:p>9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9562363238512">
            <text:p>0.995623632</text:p>
          </table:table-cell>
          <table:table-cell table:style-name="ce22" office:value-type="float" office:value="-4">
            <text:p>-4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string">
            <text:p>5106999999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78305">
            <text:p>78305</text:p>
          </table:table-cell>
          <table:table-cell table:style-name="ce22" office:value-type="float" office:value="804">
            <text:p>8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865671641791">
            <text:p>1.01865671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string">
            <text:p>5184099999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6203">
            <text:p>26203</text:p>
          </table:table-cell>
          <table:table-cell table:style-name="ce22" office:value-type="float" office:value="804">
            <text:p>80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1865671641791">
            <text:p>1.01865671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string">
            <text:p>5100199999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3164">
            <text:p>33164</text:p>
          </table:table-cell>
          <table:table-cell table:style-name="ce22" office:value-type="float" office:value="734">
            <text:p>7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149863760218">
            <text:p>1.01498637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string">
            <text:p>5100599999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6250">
            <text:p>16250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9238249594814">
            <text:p>1.092382496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string">
            <text:p>5156099999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3884">
            <text:p>3884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9238249594814">
            <text:p>1.092382496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string">
            <text:p>5158099999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961">
            <text:p>5961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9238249594814">
            <text:p>1.092382496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string">
            <text:p>510159999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402">
            <text:p>140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73750">
            <text:p>73750</text:p>
          </table:table-cell>
          <table:table-cell table:style-name="ce22" office:value-type="float" office:value="719">
            <text:p>7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404728789986">
            <text:p>1.114047288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string">
            <text:p>517909999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402">
            <text:p>140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746">
            <text:p>23746</text:p>
          </table:table-cell>
          <table:table-cell table:style-name="ce22" office:value-type="float" office:value="719">
            <text:p>7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404728789986">
            <text:p>1.114047288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string">
            <text:p>518209999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402">
            <text:p>140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21006">
            <text:p>21006</text:p>
          </table:table-cell>
          <table:table-cell table:style-name="ce22" office:value-type="float" office:value="719">
            <text:p>7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404728789986">
            <text:p>1.114047288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string">
            <text:p>5101799999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4731">
            <text:p>4731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5186385737439">
            <text:p>1.05186385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string">
            <text:p>5102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24">
            <text:p>6824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string">
            <text:p>5102599999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1226">
            <text:p>122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7434">
            <text:p>17434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2155591572123">
            <text:p>1.121555916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string">
            <text:p>5102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4098">
            <text:p>24098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string">
            <text:p>51029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7146">
            <text:p>17146</text:p>
          </table:table-cell>
          <table:table-cell table:style-name="ce22" office:value-type="float" office:value="647">
            <text:p>64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993817619783617">
            <text:p>0.99381762</text:p>
          </table:table-cell>
          <table:table-cell table:style-name="ce22" office:value-type="float" office:value="-4">
            <text:p>-4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string">
            <text:p>5103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30042">
            <text:p>30042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string">
            <text:p>51640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7042">
            <text:p>7042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string">
            <text:p>5103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586">
            <text:p>12586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string">
            <text:p>5104799999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435">
            <text:p>1435</text:p>
          </table:table-cell>
          <table:table-cell table:style-name="ce22" office:value-type="float" office:value="1725">
            <text:p>172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46689">
            <text:p>46689</text:p>
          </table:table-cell>
          <table:table-cell table:style-name="ce22" office:value-type="float" office:value="824">
            <text:p>82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8203883495146">
            <text:p>1.182038835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string">
            <text:p>5105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5903">
            <text:p>15903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string">
            <text:p>5105799999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1081">
            <text:p>1081</text:p>
          </table:table-cell>
          <table:table-cell table:style-name="ce22" office:value-type="float" office:value="1394">
            <text:p>139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11151">
            <text:p>11151</text:p>
          </table:table-cell>
          <table:table-cell table:style-name="ce22" office:value-type="float" office:value="832">
            <text:p>8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326923076923">
            <text:p>1.04326923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string">
            <text:p>51063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5279">
            <text:p>15279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string">
            <text:p>5107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5533">
            <text:p>15533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string">
            <text:p>510819999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2243">
            <text:p>12243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831442463533">
            <text:p>1.118314425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string">
            <text:p>515959999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927">
            <text:p>5927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831442463533">
            <text:p>1.118314425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string">
            <text:p>51083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6241">
            <text:p>36241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string">
            <text:p>51089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4151">
            <text:p>54151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string">
            <text:p>51690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3821">
            <text:p>13821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string">
            <text:p>5109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321">
            <text:p>2321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string">
            <text:p>5109999999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367">
            <text:p>1367</text:p>
          </table:table-cell>
          <table:table-cell table:style-name="ce22" office:value-type="float" office:value="1617">
            <text:p>1617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23584">
            <text:p>23584</text:p>
          </table:table-cell>
          <table:table-cell table:style-name="ce22" office:value-type="float" office:value="964">
            <text:p>9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746887966805">
            <text:p>1.074688797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string">
            <text:p>5110399999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391">
            <text:p>11391</text:p>
          </table:table-cell>
          <table:table-cell table:style-name="ce22" office:value-type="float" office:value="802">
            <text:p>8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9476309226933">
            <text:p>1.094763092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string">
            <text:p>5110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5587">
            <text:p>25587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string">
            <text:p>5111199999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2914">
            <text:p>12914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2317666126418">
            <text:p>1.123176661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string">
            <text:p>5111399999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822">
            <text:p>822</text:p>
          </table:table-cell>
          <table:table-cell table:style-name="ce22" office:value-type="float" office:value="1435">
            <text:p>1435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3308">
            <text:p>13308</text:p>
          </table:table-cell>
          <table:table-cell table:style-name="ce22" office:value-type="float" office:value="684">
            <text:p>6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42397660818713">
            <text:p>1.423976608</text:p>
          </table:table-cell>
          <table:table-cell table:style-name="ce22" office:value-type="float" office:value="290">
            <text:p>290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string">
            <text:p>5111799999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957">
            <text:p>957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727">
            <text:p>32727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7617504051864">
            <text:p>1.076175041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string">
            <text:p>5111999999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10959">
            <text:p>10959</text:p>
          </table:table-cell>
          <table:table-cell table:style-name="ce22" office:value-type="float" office:value="629">
            <text:p>62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8426073131955">
            <text:p>1.084260731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string">
            <text:p>5113199999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308">
            <text:p>130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2389">
            <text:p>12389</text:p>
          </table:table-cell>
          <table:table-cell table:style-name="ce22" office:value-type="float" office:value="708">
            <text:p>7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9745762711864">
            <text:p>1.097457627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string">
            <text:p>5113399999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1183">
            <text:p>1183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330">
            <text:p>12330</text:p>
          </table:table-cell>
          <table:table-cell table:style-name="ce22" office:value-type="float" office:value="658">
            <text:p>6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22036474164134">
            <text:p>1.220364742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string">
            <text:p>5113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853">
            <text:p>15853</text:p>
          </table:table-cell>
          <table:table-cell table:style-name="ce22" office:value-type="float" office:value="716">
            <text:p>71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572625698324">
            <text:p>1.05726257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string">
            <text:p>5113799999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1102">
            <text:p>1102</text:p>
          </table:table-cell>
          <table:table-cell table:style-name="ce22" office:value-type="float" office:value="1493">
            <text:p>1493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33481">
            <text:p>33481</text:p>
          </table:table-cell>
          <table:table-cell table:style-name="ce22" office:value-type="float" office:value="827">
            <text:p>8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1934703748489">
            <text:p>1.01934703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string">
            <text:p>5113999999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4042">
            <text:p>24042</text:p>
          </table:table-cell>
          <table:table-cell table:style-name="ce22" office:value-type="float" office:value="652">
            <text:p>65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string">
            <text:p>5114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8490">
            <text:p>18490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string">
            <text:p>5114799999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23368">
            <text:p>23368</text:p>
          </table:table-cell>
          <table:table-cell table:style-name="ce22" office:value-type="float" office:value="705">
            <text:p>70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9929078014184">
            <text:p>1.09929078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string">
            <text:p>5115799999</text:p>
          </table:table-cell>
          <table:table-cell table:style-name="ce22" office:value-type="float" office:value="1056">
            <text:p>1056</text:p>
          </table:table-cell>
          <table:table-cell table:style-name="ce22" office:value-type="float" office:value="853">
            <text:p>853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696">
            <text:p>1696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7373">
            <text:p>7373</text:p>
          </table:table-cell>
          <table:table-cell table:style-name="ce22" office:value-type="float" office:value="990">
            <text:p>99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666666666667">
            <text:p>1.066666667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string">
            <text:p>5115999999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1145">
            <text:p>1145</text:p>
          </table:table-cell>
          <table:table-cell table:style-name="ce22" office:value-type="float" office:value="1246">
            <text:p>1246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9254">
            <text:p>9254</text:p>
          </table:table-cell>
          <table:table-cell table:style-name="ce22" office:value-type="float" office:value="719">
            <text:p>71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8066759388039">
            <text:p>1.080667594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string">
            <text:p>5116399999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182">
            <text:p>118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2307">
            <text:p>22307</text:p>
          </table:table-cell>
          <table:table-cell table:style-name="ce22" office:value-type="float" office:value="638">
            <text:p>63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112852664577">
            <text:p>1.061128527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string">
            <text:p>5153099999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182">
            <text:p>118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650">
            <text:p>6650</text:p>
          </table:table-cell>
          <table:table-cell table:style-name="ce22" office:value-type="float" office:value="638">
            <text:p>63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112852664577">
            <text:p>1.061128527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string">
            <text:p>5167899999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182">
            <text:p>118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7042">
            <text:p>7042</text:p>
          </table:table-cell>
          <table:table-cell table:style-name="ce22" office:value-type="float" office:value="638">
            <text:p>63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112852664577">
            <text:p>1.061128527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string">
            <text:p>5116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28897">
            <text:p>28897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string">
            <text:p>5117199999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111">
            <text:p>1111</text:p>
          </table:table-cell>
          <table:table-cell table:style-name="ce22" office:value-type="float" office:value="1408">
            <text:p>1408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41993">
            <text:p>41993</text:p>
          </table:table-cell>
          <table:table-cell table:style-name="ce22" office:value-type="float" office:value="714">
            <text:p>7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4285714285714">
            <text:p>1.142857143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string">
            <text:p>51173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2208">
            <text:p>32208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string">
            <text:p>5117599999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8570">
            <text:p>18570</text:p>
          </table:table-cell>
          <table:table-cell table:style-name="ce22" office:value-type="float" office:value="748">
            <text:p>74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7754010695187">
            <text:p>1.077540107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string">
            <text:p>5162099999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582">
            <text:p>8582</text:p>
          </table:table-cell>
          <table:table-cell table:style-name="ce22" office:value-type="float" office:value="748">
            <text:p>74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7754010695187">
            <text:p>1.077540107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string">
            <text:p>5118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5078">
            <text:p>45078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string">
            <text:p>5119399999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7454">
            <text:p>17454</text:p>
          </table:table-cell>
          <table:table-cell table:style-name="ce22" office:value-type="float" office:value="709">
            <text:p>70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064880112835">
            <text:p>1.060648801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string">
            <text:p>5119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1452">
            <text:p>41452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string">
            <text:p>51720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58">
            <text:p>3958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13938411669">
            <text:p>1.04213938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string">
            <text:p>5119799999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829">
            <text:p>829</text:p>
          </table:table-cell>
          <table:table-cell table:style-name="ce22" office:value-type="float" office:value="1142">
            <text:p>1142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9235">
            <text:p>29235</text:p>
          </table:table-cell>
          <table:table-cell table:style-name="ce22" office:value-type="float" office:value="617">
            <text:p>6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538087520259">
            <text:p>1.045380875</text:p>
          </table:table-cell>
          <table:table-cell table:style-name="ce22" office:value-type="float" office:value="28">
            <text:p>28</text:p>
          </table:table-cell>
        </table:table-row>
      </table:table>
      <table:named-expressions>
        <table:named-expression table:name="EXCEL_DATA" table:base-cell-address="$EXCEL_DATA.$A$1" table:expression="[EXCEL_DATA.$A$2:.$U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